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00ae00"/>
    </style:style>
    <style:style style:name="T2" style:family="text">
      <style:text-properties fo:color="#00ae00" fo:font-weight="normal" style:font-weight-asian="normal" style:font-weight-complex="normal"/>
    </style:style>
    <style:style style:name="T3" style:family="text">
      <style:text-properties fo:color="#00ae00" style:font-name="Courier New" style:font-name-asian="Courier New" style:font-name-complex="Courier New"/>
    </style:style>
    <style:style style:name="T4" style:family="text">
      <style:text-properties style:use-window-font-color="true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7f0055" fo:font-weight="bold" style:font-weight-asian="bold" style:font-weight-complex="bold"/>
    </style:style>
    <style:style style:name="T8" style:family="text">
      <style:text-properties fo:color="#0000c0"/>
    </style:style>
    <style:style style:name="T9" style:family="text">
      <style:text-properties fo:color="#008080"/>
    </style:style>
    <style:style style:name="T10" style:family="text">
      <style:text-properties fo:color="#008080" fo:font-weight="normal" style:font-weight-asian="normal" style:font-weight-complex="normal"/>
    </style:style>
    <style:style style:name="T11" style:family="text">
      <style:text-properties fo:color="#3f7f7f"/>
    </style:style>
    <style:style style:name="T12" style:family="text">
      <style:text-properties fo:color="#3f7f7f" fo:font-weight="normal" style:font-weight-asian="normal" style:font-weight-complex="normal"/>
    </style:style>
    <style:style style:name="T13" style:family="text">
      <style:text-properties fo:color="#7f007f"/>
    </style:style>
    <style:style style:name="T14" style:family="text">
      <style:text-properties fo:color="#7f007f" fo:font-weight="normal" style:font-weight-asian="normal" style:font-weight-complex="normal"/>
    </style:style>
    <style:style style:name="T15" style:family="text">
      <style:text-properties fo:color="#2a00ff"/>
    </style:style>
    <style:style style:name="T16" style:family="text">
      <style:text-properties fo:color="#2a00ff" fo:font-style="italic" style:font-style-asian="italic" style:font-style-complex="italic"/>
    </style:style>
    <style:style style:name="T17" style:family="text">
      <style:text-properties fo:color="#2a00ff" fo:font-style="italic" fo:font-weight="normal" style:font-style-asian="italic" style:font-weight-asian="normal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 Pagination</text:p>
      <text:p text:style-name="P2"/>
      <text:p text:style-name="P1">Wyświetlanie na stronie produktów:</text:p>
      <text:p text:style-name="P1"/>
      <text:p text:style-name="P1">1. W routingu wprowadzamy zmianę:</text:p>
      <text:p text:style-name="P1">//src/Application/ShopAdminBundle/Resources/config/routing/product.yml</text:p>
      <text:p text:style-name="P1"/>
      <text:p text:style-name="P3">application_admin_product:</text:p>
      <text:p text:style-name="P4"><text:s text:c="4"/>path: <text:s text:c="4"/>/<text:span text:style-name="T3">index/</text:span><text:span text:style-name="T1">{page}</text:span></text:p>
      <text:p text:style-name="P4"><text:s text:c="4"/>defaults: { _controller: "ApplicationShopAdminBundle:Product:index"<text:span text:style-name="T1">, page: 1</text:span> }</text:p>
      <text:p text:style-name="P4"/>
      <text:p text:style-name="P1">2. W kontrolerze ustawiamy:</text:p>
      <text:p text:style-name="P1">src/Application/ShopAdminBundle/Controller/ProductController.php</text:p>
      <text:p text:style-name="P1"/>
      <text:p text:style-name="P4"><text:span text:style-name="T6"><text:s text:c="4"/></text:span><text:span text:style-name="T7">public function </text:span><text:span text:style-name="T6">indexAction(</text:span><text:span text:style-name="T2">$page</text:span><text:span text:style-name="T6">)</text:span></text:p>
      <text:p text:style-name="P5"><text:s text:c="4"/>{</text:p>
      <text:p text:style-name="P5"><text:s text:c="8"/>$em = $this-&gt;getDoctrine()-&gt;getManager();</text:p>
      <text:p text:style-name="P4"/>
      <text:p text:style-name="P4"><text:span text:style-name="T5"><text:s text:c="8"/>$entities = $em-&gt;getRepository(</text:span><text:span text:style-name="T8">'ApplicationShopAdminBundle:Product'</text:span><text:span text:style-name="T5">)-&gt;findAll();</text:span></text:p>
      <text:p text:style-name="P5"><text:s text:c="8"/></text:p>
      <text:p text:style-name="P6"><text:tab/><text:tab/>$total_products = count($entities);</text:p>
      <text:p text:style-name="P6"><text:tab/><text:tab/>$products_per_page = 2;</text:p>
      <text:p text:style-name="P6"><text:tab/><text:tab/></text:p>
      <text:p text:style-name="P6"><text:tab/><text:tab/>$last_page = ceil($total_products / $products_per_page);</text:p>
      <text:p text:style-name="P6"><text:tab/><text:tab/>$previous_page = $page &gt; 1 ? $page - 1 : 1;</text:p>
      <text:p text:style-name="P6"><text:s text:c="8"/>$next_page = $page &lt; $last_page ? $page + 1 : $last_page;</text:p>
      <text:p text:style-name="P6"><text:s text:c="8"/></text:p>
      <text:p text:style-name="P6"><text:s text:c="8"/></text:p>
      <text:p text:style-name="P6"><text:tab/><text:tab/>$entities = $em-&gt;getRepository('ApplicationShopAdminBundle:Product');</text:p>
      <text:p text:style-name="P6"><text:tab/><text:tab/></text:p>
      <text:p text:style-name="P6"><text:tab/><text:tab/>$query = $entities-&gt;createQueryBuilder('p')</text:p>
      <text:p text:style-name="P6"><text:tab/> <text:s text:c="5"/>-&gt;setMaxResults($products_per_page)</text:p>
      <text:p text:style-name="P6"><text:tab/> <text:s text:c="5"/>-&gt;setFirstResult(($page - 1) * $products_per_page)</text:p>
      <text:p text:style-name="P6"><text:tab/><text:tab/> <text:s/>-&gt;getQuery();</text:p>
      <text:p text:style-name="P6"><text:tab/><text:tab/></text:p>
      <text:p text:style-name="P6"><text:tab/><text:tab/>$entities = $query-&gt;getResult();</text:p>
      <text:p text:style-name="P4"/>
      <text:p text:style-name="P4"><text:span text:style-name="T5"><text:s text:c="8"/></text:span><text:span text:style-name="T7">return </text:span><text:span text:style-name="T5">$this-&gt;render(</text:span><text:span text:style-name="T8">'ApplicationShopAdminBundle:Product:index.html.twig'</text:span><text:span text:style-name="T5">, </text:span><text:span text:style-name="T7">array</text:span><text:span text:style-name="T5">(</text:span></text:p>
      <text:p text:style-name="P4"><text:span text:style-name="T5"><text:s text:c="12"/></text:span><text:span text:style-name="T8">'entities' </text:span><text:span text:style-name="T5">=&gt; $entities,</text:span></text:p>
      <text:p text:style-name="P6"><text:s text:c="12"/>'last_page' =&gt; $last_page,</text:p>
      <text:p text:style-name="P6"><text:s text:c="12"/>'previous_page' =&gt; $previous_page,</text:p>
      <text:p text:style-name="P6"><text:s text:c="12"/>'current_page' =&gt; $page,</text:p>
      <text:p text:style-name="P6"><text:s text:c="12"/>'next_page' =&gt; $next_page,</text:p>
      <text:p text:style-name="P6"><text:s text:c="8"/><text:tab/>'total_products' =&gt; $total_products,</text:p>
      <text:p text:style-name="P5"><text:s text:c="8"/>));</text:p>
      <text:p text:style-name="P5"><text:s text:c="4"/>}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. W template ustawiamy paginację:</text:p>
      <text:p text:style-name="P1">src/Application/ShopAdminBundle/Resources/views/Product/index.html.twig</text:p>
      <text:p text:style-name="P1"/>
      <text:p text:style-name="P4"><text:span text:style-name="T6"><text:s text:c="4"/></text:span><text:span text:style-name="T10">&lt;</text:span><text:span text:style-name="T12">div</text:span><text:span text:style-name="T4"> </text:span><text:span text:style-name="T14">class</text:span><text:span text:style-name="T6">=</text:span><text:span text:style-name="T17">"row"</text:span><text:span text:style-name="T10">&gt;</text:span></text:p>
      <text:p text:style-name="P4"><text:span text:style-name="T5"><text:s text:c="8"/></text:span><text:span text:style-name="T9">&lt;</text:span><text:span text:style-name="T11">div</text:span> <text:span text:style-name="T13">class</text:span><text:span text:style-name="T5">=</text:span><text:span text:style-name="T16">"col-md-6"</text:span><text:span text:style-name="T9">&gt;</text:span></text:p>
      <text:p text:style-name="P4"><text:span text:style-name="T5"><text:s text:c="12"/></text:span><text:span text:style-name="T9">&lt;</text:span><text:span text:style-name="T11">p</text:span><text:span text:style-name="T9">&gt;&lt;</text:span><text:span text:style-name="T11">strong</text:span><text:span text:style-name="T9">&gt;</text:span><text:span text:style-name="T5">{{ total_products }}</text:span><text:span text:style-name="T9">&lt;/</text:span><text:span text:style-name="T11">strong</text:span><text:span text:style-name="T9">&gt;</text:span><text:span text:style-name="T5"> products</text:span></text:p>
      <text:p text:style-name="P5"><text:s text:c="16"/>{% if last_page &gt; 1 %}</text:p>
      <text:p text:style-name="P4"><text:span text:style-name="T5"><text:s text:c="20"/>- page </text:span><text:span text:style-name="T9">&lt;</text:span><text:span text:style-name="T11">strong</text:span><text:span text:style-name="T9">&gt;</text:span><text:span text:style-name="T5">{{ current_page }}/{{ last_page }}</text:span><text:span text:style-name="T9">&lt;/</text:span><text:span text:style-name="T11">strong</text:span><text:span text:style-name="T9">&gt;</text:span></text:p>
      <text:p text:style-name="P5"><text:s text:c="16"/>{% endif %}</text:p>
      <text:p text:style-name="P4"><text:span text:style-name="T5"><text:s text:c="12"/></text:span><text:span text:style-name="T9">&lt;/</text:span><text:span text:style-name="T11">p</text:span><text:span text:style-name="T9">&gt;</text:span></text:p>
      <text:p text:style-name="P4"><text:span text:style-name="T5"><text:s text:c="8"/></text:span><text:span text:style-name="T9">&lt;/</text:span><text:span text:style-name="T11">div</text:span><text:span text:style-name="T9">&gt;</text:span></text:p>
      <text:p text:style-name="P5"><text:s text:c="8"/>{% if last_page &gt; 1 %}</text:p>
      <text:p text:style-name="P4"><text:span text:style-name="T5"><text:s text:c="8"/></text:span><text:span text:style-name="T9">&lt;</text:span><text:span text:style-name="T11">div</text:span> <text:span text:style-name="T13">class</text:span><text:span text:style-name="T5">=</text:span><text:span text:style-name="T16">"col-md-6"</text:span><text:span text:style-name="T9">&gt;</text:span></text:p>
      <text:p text:style-name="P4"><text:span text:style-name="T5"><text:s text:c="12"/></text:span><text:span text:style-name="T9">&lt;</text:span><text:span text:style-name="T11">div</text:span> <text:span text:style-name="T13">class</text:span><text:span text:style-name="T5">=</text:span><text:span text:style-name="T16">"text-right"</text:span><text:span text:style-name="T9">&gt;</text:span></text:p>
      <text:p text:style-name="P4"><text:span text:style-name="T5"><text:s text:c="16"/></text:span><text:span text:style-name="T9">&lt;</text:span><text:span text:style-name="T11">ul</text:span> <text:span text:style-name="T13">class</text:span><text:span text:style-name="T5">=</text:span><text:span text:style-name="T16">"pagination"</text:span><text:span text:style-name="T9">&gt;</text:span></text:p>
      <text:p text:style-name="P4"><text:span text:style-name="T5"><text:s text:c="18"/></text:span><text:span text:style-name="T9">&lt;</text:span><text:span text:style-name="T11">li</text:span><text:span text:style-name="T9">&gt;&lt;</text:span><text:span text:style-name="T11">a</text:span> <text:span text:style-name="T13">href</text:span><text:span text:style-name="T5">=</text:span><text:span text:style-name="T16">"{{ path('application_admin_product', { 'page': 1 }) }}"</text:span><text:span text:style-name="T9">&gt;</text:span><text:span text:style-name="T15">&amp;laquo;</text:span><text:span text:style-name="T9">&lt;/</text:span><text:span text:style-name="T11">a</text:span><text:span text:style-name="T9">&gt;&lt;/</text:span><text:span text:style-name="T11">li</text:span><text:span text:style-name="T9">&gt;</text:span></text:p>
      <text:p text:style-name="P4"><text:span text:style-name="T5"><text:s text:c="18"/></text:span><text:span text:style-name="T9">&lt;</text:span><text:span text:style-name="T11">li</text:span><text:span text:style-name="T9">&gt;&lt;</text:span><text:span text:style-name="T11">a</text:span> <text:span text:style-name="T13">href</text:span><text:span text:style-name="T5">=</text:span><text:span text:style-name="T16">"{{ path('application_admin_product', { 'page': previous_page }) }}"</text:span><text:span text:style-name="T9">&gt;</text:span><text:span text:style-name="T15">&amp;lsaquo;</text:span><text:span text:style-name="T9">&lt;/</text:span><text:span text:style-name="T11">a</text:span><text:span text:style-name="T9">&gt;&lt;/</text:span><text:span text:style-name="T11">li</text:span><text:span text:style-name="T9">&gt;</text:span></text:p>
      <text:p text:style-name="P4"/>
      <text:p text:style-name="P5"><text:s text:c="18"/>{% for page in 1..last_page %}</text:p>
      <text:p text:style-name="P5"><text:s text:c="20"/>{% if page == current_page %}</text:p>
      <text:p text:style-name="P4"><text:span text:style-name="T5"><text:s text:c="22"/></text:span><text:span text:style-name="T9">&lt;</text:span><text:span text:style-name="T11">li</text:span> <text:span text:style-name="T13">class</text:span><text:span text:style-name="T5">=</text:span><text:span text:style-name="T16">"active"</text:span><text:span text:style-name="T9">&gt;&lt;</text:span><text:span text:style-name="T11">a</text:span> <text:span text:style-name="T13">href</text:span><text:span text:style-name="T5">=</text:span><text:span text:style-name="T16">"#"</text:span><text:span text:style-name="T9">&gt;</text:span><text:span text:style-name="T5">{{ page }}</text:span><text:span text:style-name="T9">&lt;/</text:span><text:span text:style-name="T11">a</text:span><text:span text:style-name="T9">&gt;&lt;/</text:span><text:span text:style-name="T11">li</text:span><text:span text:style-name="T9">&gt;</text:span></text:p>
      <text:p text:style-name="P5"><text:s text:c="20"/>{% else %}</text:p>
      <text:p text:style-name="P4"><text:span text:style-name="T5"><text:s text:c="22"/></text:span><text:span text:style-name="T9">&lt;</text:span><text:span text:style-name="T11">li</text:span><text:span text:style-name="T9">&gt;&lt;</text:span><text:span text:style-name="T11">a</text:span> <text:span text:style-name="T13">href</text:span><text:span text:style-name="T5">=</text:span><text:span text:style-name="T16">"{{ path('application_admin_product', { 'page': page }) }}"</text:span><text:span text:style-name="T9">&gt;</text:span><text:span text:style-name="T5">{{ page }}</text:span><text:span text:style-name="T9">&lt;/</text:span><text:span text:style-name="T11">a</text:span><text:span text:style-name="T9">&gt;&lt;/</text:span><text:span text:style-name="T11">li</text:span><text:span text:style-name="T9">&gt;</text:span></text:p>
      <text:p text:style-name="P5"><text:s text:c="20"/>{% endif %}</text:p>
      <text:p text:style-name="P5"><text:s text:c="18"/>{% endfor %}</text:p>
      <text:p text:style-name="P5"><text:s text:c="18"/></text:p>
      <text:p text:style-name="P4"><text:span text:style-name="T5"><text:s text:c="18"/></text:span><text:span text:style-name="T9">&lt;</text:span><text:span text:style-name="T11">li</text:span><text:span text:style-name="T9">&gt;&lt;</text:span><text:span text:style-name="T11">a</text:span> <text:span text:style-name="T13">href</text:span><text:span text:style-name="T5">=</text:span><text:span text:style-name="T16">"{{ path('application_admin_product', { 'page': next_page }) }}"</text:span><text:span text:style-name="T9">&gt;</text:span><text:span text:style-name="T15">&amp;rsaquo;</text:span><text:span text:style-name="T9">&lt;/</text:span><text:span text:style-name="T11">a</text:span><text:span text:style-name="T9">&gt;&lt;/</text:span><text:span text:style-name="T11">li</text:span><text:span text:style-name="T9">&gt;</text:span></text:p>
      <text:p text:style-name="P4"><text:span text:style-name="T5"><text:s text:c="18"/></text:span><text:span text:style-name="T9">&lt;</text:span><text:span text:style-name="T11">li</text:span><text:span text:style-name="T9">&gt;&lt;</text:span><text:span text:style-name="T11">a</text:span> <text:span text:style-name="T13">href</text:span><text:span text:style-name="T5">=</text:span><text:span text:style-name="T16">"{{ path('application_admin_product', { 'page': last_page }) }}"</text:span><text:span text:style-name="T9">&gt;</text:span><text:span text:style-name="T15">&amp;raquo;</text:span><text:span text:style-name="T9">&lt;/</text:span><text:span text:style-name="T11">a</text:span><text:span text:style-name="T9">&gt;&lt;/</text:span><text:span text:style-name="T11">li</text:span><text:span text:style-name="T9">&gt;</text:span></text:p>
      <text:p text:style-name="P4"><text:span text:style-name="T5"><text:s text:c="16"/></text:span><text:span text:style-name="T9">&lt;/</text:span><text:span text:style-name="T11">ul</text:span><text:span text:style-name="T9">&gt;</text:span></text:p>
      <text:p text:style-name="P4"><text:span text:style-name="T5"><text:s text:c="12"/></text:span><text:span text:style-name="T9">&lt;/</text:span><text:span text:style-name="T11">div</text:span><text:span text:style-name="T9">&gt;</text:span></text:p>
      <text:p text:style-name="P4"><text:span text:style-name="T5"><text:s text:c="8"/></text:span><text:span text:style-name="T9">&lt;/</text:span><text:span text:style-name="T11">div</text:span><text:span text:style-name="T9">&gt;</text:span></text:p>
      <text:p text:style-name="P5"><text:s text:c="8"/>{% endif %}</text:p>
      <text:p text:style-name="P4"><text:span text:style-name="T5"><text:s text:c="4"/></text:span><text:span text:style-name="T9">&lt;/</text:span><text:span text:style-name="T11">div</text:span><text:span text:style-name="T9">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7M22S</meta:editing-duration>
    <meta:editing-cycles>14</meta:editing-cycles>
    <meta:generator>OpenOffice.org/3.3$Win32 OpenOffice.org_project/330m20$Build-9567</meta:generator>
    <dc:date>2015-08-18T11:35:43.42</dc:date>
    <dc:creator>szymon idczak</dc:creator>
    <meta:document-statistic meta:table-count="0" meta:image-count="0" meta:object-count="0" meta:page-count="2" meta:paragraph-count="70" meta:word-count="228" meta:character-count="2868"/>
    <meta:user-defined meta:name="Info 1"/>
    <meta:user-defined meta:name="Info 2"/>
    <meta:user-defined meta:name="Info 3"/>
    <meta:user-defined meta:name="Info 4"/>
  </office:meta>
</office:document-meta>
</file>